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Area</text:p>
          </table:table-cell>
        </table:table-row>
        <table:table-row table:style-name="ro1">
          <table:table-cell office:value-type="string" calcext:value-type="string">
            <text:p><text:a xlink:href="https://ru.wikipedia.org/wiki/Якутия" xlink:type="simple">Республика Саха (Якутия)</text:a></text:p>
          </table:table-cell>
          <table:table-cell office:value-type="float" office:value="3083523" calcext:value-type="float">
            <text:p>3083523</text:p>
          </table:table-cell>
        </table:table-row>
        <table:table-row table:style-name="ro1">
          <table:table-cell office:value-type="string" calcext:value-type="string">
            <text:p><text:a xlink:href="https://ru.wikipedia.org/wiki/Красноярский_край" xlink:type="simple">Красноярский край</text:a></text:p>
          </table:table-cell>
          <table:table-cell office:value-type="float" office:value="2366797" calcext:value-type="float">
            <text:p>2366797</text:p>
          </table:table-cell>
        </table:table-row>
        <table:table-row table:style-name="ro2">
          <table:table-cell table:style-name="ce3" office:value-type="string" calcext:value-type="string">
            <text:p><text:a xlink:href="https://ru.wikipedia.org/wiki/Тюменская_область" xlink:type="simple">Тюменская область</text:a> с <text:a xlink:href="https://ru.wikipedia.org/wiki/Ханты-Мансийский_автономный_округ_—_Югра" xlink:type="simple">ХМАО</text:a> и <text:a xlink:href="https://ru.wikipedia.org/wiki/Ямало-Ненецкий_автономный_округ" xlink:type="simple">ЯНАО</text:a></text:p>
          </table:table-cell>
          <table:table-cell office:value-type="float" office:value="1464173" calcext:value-type="float">
            <text:p>1464173</text:p>
          </table:table-cell>
        </table:table-row>
        <table:table-row table:style-name="ro1">
          <table:table-cell office:value-type="string" calcext:value-type="string">
            <text:p><text:a xlink:href="https://ru.wikipedia.org/wiki/Хабаровский_край" xlink:type="simple">Хабаровский край</text:a></text:p>
          </table:table-cell>
          <table:table-cell office:value-type="float" office:value="787633" calcext:value-type="float">
            <text:p>787633</text:p>
          </table:table-cell>
        </table:table-row>
        <table:table-row table:style-name="ro1">
          <table:table-cell office:value-type="string" calcext:value-type="string">
            <text:p><text:a xlink:href="https://ru.wikipedia.org/wiki/Иркутская_область" xlink:type="simple">Иркутская область</text:a></text:p>
          </table:table-cell>
          <table:table-cell office:value-type="float" office:value="774846" calcext:value-type="float">
            <text:p>774846</text:p>
          </table:table-cell>
        </table:table-row>
        <table:table-row table:style-name="ro1">
          <table:table-cell office:value-type="string" calcext:value-type="string">
            <text:p><text:a xlink:href="https://ru.wikipedia.org/wiki/Ямало-Ненецкий_автономный_округ" xlink:type="simple">Ямало-Ненецкий автономный округ</text:a></text:p>
          </table:table-cell>
          <table:table-cell office:value-type="float" office:value="769250" calcext:value-type="float">
            <text:p>769250</text:p>
          </table:table-cell>
        </table:table-row>
        <table:table-row table:style-name="ro1">
          <table:table-cell office:value-type="string" calcext:value-type="string">
            <text:p><text:a xlink:href="https://ru.wikipedia.org/wiki/Чукотский_автономный_округ" xlink:type="simple">Чукотский автономный округ</text:a></text:p>
          </table:table-cell>
          <table:table-cell office:value-type="float" office:value="721481" calcext:value-type="float">
            <text:p>721481</text:p>
          </table:table-cell>
        </table:table-row>
        <table:table-row table:style-name="ro3">
          <table:table-cell table:style-name="ce3" office:value-type="string" calcext:value-type="string">
            <text:p><text:a xlink:href="https://ru.wikipedia.org/wiki/Архангельская_область" xlink:type="simple">Архангельская область</text:a> включая <text:a xlink:href="https://ru.wikipedia.org/wiki/Ненецкий_автономный_округ" xlink:type="simple">НАО</text:a></text:p>
          </table:table-cell>
          <table:table-cell office:value-type="float" office:value="589913" calcext:value-type="float">
            <text:p>589913</text:p>
          </table:table-cell>
        </table:table-row>
        <table:table-row table:style-name="ro1">
          <table:table-cell office:value-type="string" calcext:value-type="string">
            <text:p><text:a xlink:href="https://ru.wikipedia.org/wiki/Ханты-Мансийский_автономный_округ_—_Югра" xlink:type="simple">Ханты-Мансийский автономный округ — Югра</text:a></text:p>
          </table:table-cell>
          <table:table-cell office:value-type="float" office:value="534801" calcext:value-type="float">
            <text:p>534801</text:p>
          </table:table-cell>
        </table:table-row>
        <table:table-row table:style-name="ro1">
          <table:table-cell office:value-type="string" calcext:value-type="string">
            <text:p><text:a xlink:href="https://ru.wikipedia.org/wiki/Камчатский_край" xlink:type="simple">Камчатский край</text:a></text:p>
          </table:table-cell>
          <table:table-cell office:value-type="float" office:value="464275" calcext:value-type="float">
            <text:p>464275</text:p>
          </table:table-cell>
        </table:table-row>
        <table:table-row table:style-name="ro1">
          <table:table-cell office:value-type="string" calcext:value-type="string">
            <text:p><text:a xlink:href="https://ru.wikipedia.org/wiki/Магаданская_область" xlink:type="simple">Магаданская область</text:a></text:p>
          </table:table-cell>
          <table:table-cell office:value-type="float" office:value="462464" calcext:value-type="float">
            <text:p>462464</text:p>
          </table:table-cell>
        </table:table-row>
        <table:table-row table:style-name="ro1">
          <table:table-cell office:value-type="string" calcext:value-type="string">
            <text:p><text:a xlink:href="https://ru.wikipedia.org/wiki/Забайкальский_край" xlink:type="simple">Забайкальский край</text:a></text:p>
          </table:table-cell>
          <table:table-cell office:value-type="float" office:value="431892" calcext:value-type="float">
            <text:p>431892</text:p>
          </table:table-cell>
        </table:table-row>
        <table:table-row table:style-name="ro1">
          <table:table-cell office:value-type="string" calcext:value-type="string">
            <text:p><text:a xlink:href="https://ru.wikipedia.org/wiki/Республика_Коми" xlink:type="simple">Республика Коми</text:a></text:p>
          </table:table-cell>
          <table:table-cell office:value-type="float" office:value="416774" calcext:value-type="float">
            <text:p>416774</text:p>
          </table:table-cell>
        </table:table-row>
        <table:table-row table:style-name="ro3">
          <table:table-cell office:value-type="string" calcext:value-type="string">
            <text:p><text:a xlink:href="https://ru.wikipedia.org/wiki/Архангельская_область" xlink:type="simple">Архангельская область</text:a> без <text:a xlink:href="https://ru.wikipedia.org/wiki/Ненецкий_автономный_округ" xlink:type="simple">НАО</text:a></text:p>
          </table:table-cell>
          <table:table-cell office:value-type="float" office:value="413103" calcext:value-type="float">
            <text:p>413103</text:p>
          </table:table-cell>
        </table:table-row>
        <table:table-row table:style-name="ro1">
          <table:table-cell office:value-type="string" calcext:value-type="string">
            <text:p><text:a xlink:href="https://ru.wikipedia.org/wiki/Амурская_область" xlink:type="simple">Амурская область</text:a></text:p>
          </table:table-cell>
          <table:table-cell office:value-type="float" office:value="361908" calcext:value-type="float">
            <text:p>361908</text:p>
          </table:table-cell>
        </table:table-row>
        <table:table-row table:style-name="ro1">
          <table:table-cell office:value-type="string" calcext:value-type="string">
            <text:p><text:a xlink:href="https://ru.wikipedia.org/wiki/Республика_Бурятия" xlink:type="simple">Республика Бурятия</text:a></text:p>
          </table:table-cell>
          <table:table-cell office:value-type="float" office:value="351334" calcext:value-type="float">
            <text:p>351334</text:p>
          </table:table-cell>
        </table:table-row>
        <table:table-row table:style-name="ro1">
          <table:table-cell office:value-type="string" calcext:value-type="string">
            <text:p><text:a xlink:href="https://ru.wikipedia.org/wiki/Томская_область" xlink:type="simple">Томская область</text:a></text:p>
          </table:table-cell>
          <table:table-cell office:value-type="float" office:value="314391" calcext:value-type="float">
            <text:p>314391</text:p>
          </table:table-cell>
        </table:table-row>
        <table:table-row table:style-name="ro1">
          <table:table-cell office:value-type="string" calcext:value-type="string">
            <text:p><text:a xlink:href="https://ru.wikipedia.org/wiki/Свердловская_область" xlink:type="simple">Свердловская область</text:a></text:p>
          </table:table-cell>
          <table:table-cell office:value-type="float" office:value="194307" calcext:value-type="float">
            <text:p>194307</text:p>
          </table:table-cell>
        </table:table-row>
        <table:table-row table:style-name="ro1">
          <table:table-cell office:value-type="string" calcext:value-type="string">
            <text:p><text:a xlink:href="https://ru.wikipedia.org/wiki/Республика_Карелия" xlink:type="simple">Республика Карелия</text:a></text:p>
          </table:table-cell>
          <table:table-cell office:value-type="float" office:value="180520" calcext:value-type="float">
            <text:p>180520</text:p>
          </table:table-cell>
        </table:table-row>
        <table:table-row table:style-name="ro1">
          <table:table-cell office:value-type="string" calcext:value-type="string">
            <text:p><text:a xlink:href="https://ru.wikipedia.org/wiki/Новосибирская_область" xlink:type="simple">Новосибирская область</text:a></text:p>
          </table:table-cell>
          <table:table-cell office:value-type="float" office:value="177756" calcext:value-type="float">
            <text:p>177756</text:p>
          </table:table-cell>
        </table:table-row>
        <table:table-row table:style-name="ro1">
          <table:table-cell office:value-type="string" calcext:value-type="string">
            <text:p><text:a xlink:href="https://ru.wikipedia.org/wiki/Ненецкий_автономный_округ" xlink:type="simple">Ненецкий автономный округ</text:a></text:p>
          </table:table-cell>
          <table:table-cell office:value-type="float" office:value="176810" calcext:value-type="float">
            <text:p>176810</text:p>
          </table:table-cell>
        </table:table-row>
        <table:table-row table:style-name="ro1">
          <table:table-cell office:value-type="string" calcext:value-type="string">
            <text:p><text:a xlink:href="https://ru.wikipedia.org/wiki/Тыва" xlink:type="simple">Республика Тыва</text:a></text:p>
          </table:table-cell>
          <table:table-cell office:value-type="float" office:value="168604" calcext:value-type="float">
            <text:p>168604</text:p>
          </table:table-cell>
        </table:table-row>
        <table:table-row table:style-name="ro1">
          <table:table-cell office:value-type="string" calcext:value-type="string">
            <text:p><text:a xlink:href="https://ru.wikipedia.org/wiki/Алтайский_край" xlink:type="simple">Алтайский край</text:a></text:p>
          </table:table-cell>
          <table:table-cell office:value-type="float" office:value="167996" calcext:value-type="float">
            <text:p>167996</text:p>
          </table:table-cell>
        </table:table-row>
        <table:table-row table:style-name="ro1">
          <table:table-cell office:value-type="string" calcext:value-type="string">
            <text:p><text:a xlink:href="https://ru.wikipedia.org/wiki/Приморский_край" xlink:type="simple">Приморский край</text:a></text:p>
          </table:table-cell>
          <table:table-cell office:value-type="float" office:value="164673" calcext:value-type="float">
            <text:p>164673</text:p>
          </table:table-cell>
        </table:table-row>
        <table:table-row table:style-name="ro1">
          <table:table-cell office:value-type="string" calcext:value-type="string">
            <text:p><text:a xlink:href="https://ru.wikipedia.org/wiki/Пермский_край" xlink:type="simple">Пермский край</text:a></text:p>
          </table:table-cell>
          <table:table-cell office:value-type="float" office:value="160236" calcext:value-type="float">
            <text:p>160236</text:p>
          </table:table-cell>
        </table:table-row>
        <table:table-row table:style-name="ro2">
          <table:table-cell office:value-type="string" calcext:value-type="string">
            <text:p><text:a xlink:href="https://ru.wikipedia.org/wiki/Тюменская_область" xlink:type="simple">Тюменская область</text:a> без <text:a xlink:href="https://ru.wikipedia.org/wiki/Ханты-Мансийский_автономный_округ_—_Югра" xlink:type="simple">ХМАО</text:a> и <text:a xlink:href="https://ru.wikipedia.org/wiki/Ямало-Ненецкий_автономный_округ" xlink:type="simple">ЯНАО</text:a></text:p>
          </table:table-cell>
          <table:table-cell office:value-type="float" office:value="160122" calcext:value-type="float">
            <text:p>160122</text:p>
          </table:table-cell>
        </table:table-row>
        <table:table-row table:style-name="ro1">
          <table:table-cell office:value-type="string" calcext:value-type="string">
            <text:p><text:a xlink:href="https://ru.wikipedia.org/wiki/Мурманская_область" xlink:type="simple">Мурманская область</text:a></text:p>
          </table:table-cell>
          <table:table-cell office:value-type="float" office:value="144902" calcext:value-type="float">
            <text:p>144902</text:p>
          </table:table-cell>
        </table:table-row>
        <table:table-row table:style-name="ro1">
          <table:table-cell office:value-type="string" calcext:value-type="string">
            <text:p><text:a xlink:href="https://ru.wikipedia.org/wiki/Вологодская_область" xlink:type="simple">Вологодская область</text:a></text:p>
          </table:table-cell>
          <table:table-cell office:value-type="float" office:value="144527" calcext:value-type="float">
            <text:p>144527</text:p>
          </table:table-cell>
        </table:table-row>
        <table:table-row table:style-name="ro1">
          <table:table-cell office:value-type="string" calcext:value-type="string">
            <text:p><text:a xlink:href="https://ru.wikipedia.org/wiki/Башкортостан" xlink:type="simple">Республика Башкортостан</text:a></text:p>
          </table:table-cell>
          <table:table-cell office:value-type="float" office:value="142947" calcext:value-type="float">
            <text:p>142947</text:p>
          </table:table-cell>
        </table:table-row>
        <table:table-row table:style-name="ro1">
          <table:table-cell office:value-type="string" calcext:value-type="string">
            <text:p><text:a xlink:href="https://ru.wikipedia.org/wiki/Омская_область" xlink:type="simple">Омская область</text:a></text:p>
          </table:table-cell>
          <table:table-cell office:value-type="float" office:value="141140" calcext:value-type="float">
            <text:p>141140</text:p>
          </table:table-cell>
        </table:table-row>
        <table:table-row table:style-name="ro1">
          <table:table-cell office:value-type="string" calcext:value-type="string">
            <text:p><text:a xlink:href="https://ru.wikipedia.org/wiki/Оренбургская_область" xlink:type="simple">Оренбургская область</text:a></text:p>
          </table:table-cell>
          <table:table-cell office:value-type="float" office:value="123702" calcext:value-type="float">
            <text:p>123702</text:p>
          </table:table-cell>
        </table:table-row>
        <table:table-row table:style-name="ro1">
          <table:table-cell office:value-type="string" calcext:value-type="string">
            <text:p><text:a xlink:href="https://ru.wikipedia.org/wiki/Кировская_область" xlink:type="simple">Кировская область</text:a></text:p>
          </table:table-cell>
          <table:table-cell office:value-type="float" office:value="120374" calcext:value-type="float">
            <text:p>120374</text:p>
          </table:table-cell>
        </table:table-row>
        <table:table-row table:style-name="ro1">
          <table:table-cell office:value-type="string" calcext:value-type="string">
            <text:p><text:a xlink:href="https://ru.wikipedia.org/wiki/Волгоградская_область" xlink:type="simple">Волгоградская область</text:a></text:p>
          </table:table-cell>
          <table:table-cell office:value-type="float" office:value="112877" calcext:value-type="float">
            <text:p>112877</text:p>
          </table:table-cell>
        </table:table-row>
        <table:table-row table:style-name="ro1">
          <table:table-cell office:value-type="string" calcext:value-type="string">
            <text:p><text:a xlink:href="https://ru.wikipedia.org/wiki/Саратовская_область" xlink:type="simple">Саратовская область</text:a></text:p>
          </table:table-cell>
          <table:table-cell office:value-type="float" office:value="101240" calcext:value-type="float">
            <text:p>101240</text:p>
          </table:table-cell>
        </table:table-row>
        <table:table-row table:style-name="ro1">
          <table:table-cell office:value-type="string" calcext:value-type="string">
            <text:p><text:a xlink:href="https://ru.wikipedia.org/wiki/Ростовская_область" xlink:type="simple">Ростовская область</text:a></text:p>
          </table:table-cell>
          <table:table-cell office:value-type="float" office:value="100967" calcext:value-type="float">
            <text:p>100967</text:p>
          </table:table-cell>
        </table:table-row>
        <table:table-row table:style-name="ro1">
          <table:table-cell office:value-type="string" calcext:value-type="string">
            <text:p><text:a xlink:href="https://ru.wikipedia.org/wiki/Кемеровская_область" xlink:type="simple">Кемеровская область</text:a></text:p>
          </table:table-cell>
          <table:table-cell office:value-type="float" office:value="95725" calcext:value-type="float">
            <text:p>95725</text:p>
          </table:table-cell>
        </table:table-row>
        <table:table-row table:style-name="ro1">
          <table:table-cell office:value-type="string" calcext:value-type="string">
            <text:p><text:a xlink:href="https://ru.wikipedia.org/wiki/Республика_Алтай" xlink:type="simple">Республика Алтай</text:a></text:p>
          </table:table-cell>
          <table:table-cell office:value-type="float" office:value="92903" calcext:value-type="float">
            <text:p>92903</text:p>
          </table:table-cell>
        </table:table-row>
        <table:table-row table:style-name="ro1">
          <table:table-cell office:value-type="string" calcext:value-type="string">
            <text:p><text:a xlink:href="https://ru.wikipedia.org/wiki/Челябинская_область" xlink:type="simple">Челябинская область</text:a></text:p>
          </table:table-cell>
          <table:table-cell office:value-type="float" office:value="88529" calcext:value-type="float">
            <text:p>88529</text:p>
          </table:table-cell>
        </table:table-row>
        <table:table-row table:style-name="ro1">
          <table:table-cell office:value-type="string" calcext:value-type="string">
            <text:p><text:a xlink:href="https://ru.wikipedia.org/wiki/Сахалинская_область" xlink:type="simple">Сахалинская область</text:a></text:p>
          </table:table-cell>
          <table:table-cell office:value-type="float" office:value="87101" calcext:value-type="float">
            <text:p>87101</text:p>
          </table:table-cell>
        </table:table-row>
        <table:table-row table:style-name="ro1">
          <table:table-cell office:value-type="string" calcext:value-type="string">
            <text:p><text:a xlink:href="https://ru.wikipedia.org/wiki/Тверская_область" xlink:type="simple">Тверская область</text:a></text:p>
          </table:table-cell>
          <table:table-cell office:value-type="float" office:value="84201" calcext:value-type="float">
            <text:p>84201</text:p>
          </table:table-cell>
        </table:table-row>
        <table:table-row table:style-name="ro1">
          <table:table-cell office:value-type="string" calcext:value-type="string">
            <text:p><text:a xlink:href="https://ru.wikipedia.org/wiki/Ленинградская_область" xlink:type="simple">Ленинградская область</text:a></text:p>
          </table:table-cell>
          <table:table-cell office:value-type="float" office:value="83908" calcext:value-type="float">
            <text:p>83908</text:p>
          </table:table-cell>
        </table:table-row>
        <table:table-row table:style-name="ro1">
          <table:table-cell office:value-type="string" calcext:value-type="string">
            <text:p><text:a xlink:href="https://ru.wikipedia.org/wiki/Нижегородская_область" xlink:type="simple">Нижегородская область</text:a></text:p>
          </table:table-cell>
          <table:table-cell office:value-type="float" office:value="76624" calcext:value-type="float">
            <text:p>76624</text:p>
          </table:table-cell>
        </table:table-row>
        <table:table-row table:style-name="ro1">
          <table:table-cell office:value-type="string" calcext:value-type="string">
            <text:p><text:a xlink:href="https://ru.wikipedia.org/wiki/Краснодарский_край" xlink:type="simple">Краснодарский край</text:a></text:p>
          </table:table-cell>
          <table:table-cell office:value-type="float" office:value="75485" calcext:value-type="float">
            <text:p>75485</text:p>
          </table:table-cell>
        </table:table-row>
        <table:table-row table:style-name="ro1">
          <table:table-cell office:value-type="string" calcext:value-type="string">
            <text:p><text:a xlink:href="https://ru.wikipedia.org/wiki/Калмыкия" xlink:type="simple">Республика Калмыкия</text:a></text:p>
          </table:table-cell>
          <table:table-cell office:value-type="float" office:value="74731" calcext:value-type="float">
            <text:p>74731</text:p>
          </table:table-cell>
        </table:table-row>
        <table:table-row table:style-name="ro1">
          <table:table-cell office:value-type="string" calcext:value-type="string">
            <text:p><text:a xlink:href="https://ru.wikipedia.org/wiki/Курганская_область" xlink:type="simple">Курганская область</text:a></text:p>
          </table:table-cell>
          <table:table-cell office:value-type="float" office:value="71488" calcext:value-type="float">
            <text:p>71488</text:p>
          </table:table-cell>
        </table:table-row>
        <table:table-row table:style-name="ro1">
          <table:table-cell office:value-type="string" calcext:value-type="string">
            <text:p><text:a xlink:href="https://ru.wikipedia.org/wiki/Татарстан" xlink:type="simple">Республика Татарстан</text:a></text:p>
          </table:table-cell>
          <table:table-cell office:value-type="float" office:value="67847" calcext:value-type="float">
            <text:p>67847</text:p>
          </table:table-cell>
        </table:table-row>
        <table:table-row table:style-name="ro1">
          <table:table-cell office:value-type="string" calcext:value-type="string">
            <text:p><text:a xlink:href="https://ru.wikipedia.org/wiki/Ставропольский_край" xlink:type="simple">Ставропольский край</text:a></text:p>
          </table:table-cell>
          <table:table-cell office:value-type="float" office:value="66160" calcext:value-type="float">
            <text:p>66160</text:p>
          </table:table-cell>
        </table:table-row>
        <table:table-row table:style-name="ro1">
          <table:table-cell office:value-type="string" calcext:value-type="string">
            <text:p><text:a xlink:href="https://ru.wikipedia.org/wiki/Хакасия" xlink:type="simple">Республика Хакасия</text:a></text:p>
          </table:table-cell>
          <table:table-cell office:value-type="float" office:value="61569" calcext:value-type="float">
            <text:p>61569</text:p>
          </table:table-cell>
        </table:table-row>
        <table:table-row table:style-name="ro1">
          <table:table-cell office:value-type="string" calcext:value-type="string">
            <text:p><text:a xlink:href="https://ru.wikipedia.org/wiki/Костромская_область" xlink:type="simple">Костромская область</text:a></text:p>
          </table:table-cell>
          <table:table-cell office:value-type="float" office:value="60211" calcext:value-type="float">
            <text:p>60211</text:p>
          </table:table-cell>
        </table:table-row>
        <table:table-row table:style-name="ro1">
          <table:table-cell office:value-type="string" calcext:value-type="string">
            <text:p><text:a xlink:href="https://ru.wikipedia.org/wiki/Псковская_область" xlink:type="simple">Псковская область</text:a></text:p>
          </table:table-cell>
          <table:table-cell office:value-type="float" office:value="55399" calcext:value-type="float">
            <text:p>55399</text:p>
          </table:table-cell>
        </table:table-row>
        <table:table-row table:style-name="ro1">
          <table:table-cell office:value-type="string" calcext:value-type="string">
            <text:p><text:a xlink:href="https://ru.wikipedia.org/wiki/Новгородская_область" xlink:type="simple">Новгородская область</text:a></text:p>
          </table:table-cell>
          <table:table-cell office:value-type="float" office:value="54501" calcext:value-type="float">
            <text:p>54501</text:p>
          </table:table-cell>
        </table:table-row>
        <table:table-row table:style-name="ro1">
          <table:table-cell office:value-type="string" calcext:value-type="string">
            <text:p><text:a xlink:href="https://ru.wikipedia.org/wiki/Самарская_область" xlink:type="simple">Самарская область</text:a></text:p>
          </table:table-cell>
          <table:table-cell office:value-type="float" office:value="53565" calcext:value-type="float">
            <text:p>53565</text:p>
          </table:table-cell>
        </table:table-row>
        <table:table-row table:style-name="ro1">
          <table:table-cell office:value-type="string" calcext:value-type="string">
            <text:p><text:a xlink:href="https://ru.wikipedia.org/wiki/Воронежская_область" xlink:type="simple">Воронежская область</text:a></text:p>
          </table:table-cell>
          <table:table-cell office:value-type="float" office:value="52216" calcext:value-type="float">
            <text:p>52216</text:p>
          </table:table-cell>
        </table:table-row>
        <table:table-row table:style-name="ro1">
          <table:table-cell office:value-type="string" calcext:value-type="string">
            <text:p><text:a xlink:href="https://ru.wikipedia.org/wiki/Дагестан" xlink:type="simple">Республика Дагестан</text:a></text:p>
          </table:table-cell>
          <table:table-cell office:value-type="float" office:value="50270" calcext:value-type="float">
            <text:p>50270</text:p>
          </table:table-cell>
        </table:table-row>
        <table:table-row table:style-name="ro1">
          <table:table-cell office:value-type="string" calcext:value-type="string">
            <text:p><text:a xlink:href="https://ru.wikipedia.org/wiki/Смоленская_область" xlink:type="simple">Смоленская область</text:a></text:p>
          </table:table-cell>
          <table:table-cell office:value-type="float" office:value="49779" calcext:value-type="float">
            <text:p>49779</text:p>
          </table:table-cell>
        </table:table-row>
        <table:table-row table:style-name="ro1">
          <table:table-cell office:value-type="string" calcext:value-type="string">
            <text:p><text:a xlink:href="https://ru.wikipedia.org/wiki/Астраханская_область" xlink:type="simple">Астраханская область</text:a></text:p>
          </table:table-cell>
          <table:table-cell office:value-type="float" office:value="49024" calcext:value-type="float">
            <text:p>49024</text:p>
          </table:table-cell>
        </table:table-row>
        <table:table-row table:style-name="ro1">
          <table:table-cell office:value-type="string" calcext:value-type="string">
            <text:p><text:a xlink:href="https://ru.wikipedia.org/wiki/Московская_область" xlink:type="simple">Московская область</text:a></text:p>
          </table:table-cell>
          <table:table-cell office:value-type="float" office:value="44329" calcext:value-type="float">
            <text:p>44329</text:p>
          </table:table-cell>
        </table:table-row>
        <table:table-row table:style-name="ro1">
          <table:table-cell office:value-type="string" calcext:value-type="string">
            <text:p><text:a xlink:href="https://ru.wikipedia.org/wiki/Пензенская_область" xlink:type="simple">Пензенская область</text:a></text:p>
          </table:table-cell>
          <table:table-cell office:value-type="float" office:value="43352" calcext:value-type="float">
            <text:p>43352</text:p>
          </table:table-cell>
        </table:table-row>
        <table:table-row table:style-name="ro1">
          <table:table-cell office:value-type="string" calcext:value-type="string">
            <text:p><text:a xlink:href="https://ru.wikipedia.org/wiki/Удмуртия" xlink:type="simple">Удмуртская Республика</text:a></text:p>
          </table:table-cell>
          <table:table-cell office:value-type="float" office:value="42061" calcext:value-type="float">
            <text:p>42061</text:p>
          </table:table-cell>
        </table:table-row>
        <table:table-row table:style-name="ro1">
          <table:table-cell office:value-type="string" calcext:value-type="string">
            <text:p><text:a xlink:href="https://ru.wikipedia.org/wiki/Рязанская_область" xlink:type="simple">Рязанская область</text:a></text:p>
          </table:table-cell>
          <table:table-cell office:value-type="float" office:value="39605" calcext:value-type="float">
            <text:p>39605</text:p>
          </table:table-cell>
        </table:table-row>
        <table:table-row table:style-name="ro1">
          <table:table-cell office:value-type="string" calcext:value-type="string">
            <text:p><text:a xlink:href="https://ru.wikipedia.org/wiki/Ульяновская_область" xlink:type="simple">Ульяновская область</text:a></text:p>
          </table:table-cell>
          <table:table-cell office:value-type="float" office:value="37181" calcext:value-type="float">
            <text:p>37181</text:p>
          </table:table-cell>
        </table:table-row>
        <table:table-row table:style-name="ro1">
          <table:table-cell office:value-type="string" calcext:value-type="string">
            <text:p><text:a xlink:href="https://ru.wikipedia.org/wiki/Еврейская_автономная_область" xlink:type="simple">Еврейская автономная область</text:a></text:p>
          </table:table-cell>
          <table:table-cell office:value-type="float" office:value="36271" calcext:value-type="float">
            <text:p>36271</text:p>
          </table:table-cell>
        </table:table-row>
        <table:table-row table:style-name="ro1">
          <table:table-cell office:value-type="string" calcext:value-type="string">
            <text:p><text:a xlink:href="https://ru.wikipedia.org/wiki/Ярославская_область" xlink:type="simple">Ярославская область</text:a></text:p>
          </table:table-cell>
          <table:table-cell office:value-type="float" office:value="36177" calcext:value-type="float">
            <text:p>36177</text:p>
          </table:table-cell>
        </table:table-row>
        <table:table-row table:style-name="ro1">
          <table:table-cell office:value-type="string" calcext:value-type="string">
            <text:p><text:a xlink:href="https://ru.wikipedia.org/wiki/Брянская_область" xlink:type="simple">Брянская область</text:a></text:p>
          </table:table-cell>
          <table:table-cell office:value-type="float" office:value="34857" calcext:value-type="float">
            <text:p>34857</text:p>
          </table:table-cell>
        </table:table-row>
        <table:table-row table:style-name="ro1">
          <table:table-cell office:value-type="string" calcext:value-type="string">
            <text:p><text:a xlink:href="https://ru.wikipedia.org/wiki/Тамбовская_область" xlink:type="simple">Тамбовская область</text:a></text:p>
          </table:table-cell>
          <table:table-cell office:value-type="float" office:value="34462" calcext:value-type="float">
            <text:p>34462</text:p>
          </table:table-cell>
        </table:table-row>
        <table:table-row table:style-name="ro1">
          <table:table-cell office:value-type="string" calcext:value-type="string">
            <text:p><text:a xlink:href="https://ru.wikipedia.org/wiki/Курская_область" xlink:type="simple">Курская область</text:a></text:p>
          </table:table-cell>
          <table:table-cell office:value-type="float" office:value="29997" calcext:value-type="float">
            <text:p>29997</text:p>
          </table:table-cell>
        </table:table-row>
        <table:table-row table:style-name="ro1">
          <table:table-cell office:value-type="string" calcext:value-type="string">
            <text:p><text:a xlink:href="https://ru.wikipedia.org/wiki/Калужская_область" xlink:type="simple">Калужская область</text:a></text:p>
          </table:table-cell>
          <table:table-cell office:value-type="float" office:value="29777" calcext:value-type="float">
            <text:p>29777</text:p>
          </table:table-cell>
        </table:table-row>
        <table:table-row table:style-name="ro1">
          <table:table-cell office:value-type="string" calcext:value-type="string">
            <text:p><text:a xlink:href="https://ru.wikipedia.org/wiki/Владимирская_область" xlink:type="simple">Владимирская область</text:a></text:p>
          </table:table-cell>
          <table:table-cell office:value-type="float" office:value="29084" calcext:value-type="float">
            <text:p>29084</text:p>
          </table:table-cell>
        </table:table-row>
        <table:table-row table:style-name="ro1">
          <table:table-cell office:value-type="string" calcext:value-type="string">
            <text:p><text:a xlink:href="https://ru.wikipedia.org/wiki/Белгородская_область" xlink:type="simple">Белгородская область</text:a></text:p>
          </table:table-cell>
          <table:table-cell office:value-type="float" office:value="27134" calcext:value-type="float">
            <text:p>27134</text:p>
          </table:table-cell>
        </table:table-row>
        <table:table-row table:style-name="ro1">
          <table:table-cell office:value-type="string" calcext:value-type="string">
            <text:p><text:a xlink:href="https://ru.wikipedia.org/wiki/Мордовия" xlink:type="simple">Республика Мордовия</text:a></text:p>
          </table:table-cell>
          <table:table-cell office:value-type="float" office:value="26128" calcext:value-type="float">
            <text:p>26128</text:p>
          </table:table-cell>
        </table:table-row>
        <table:table-row table:style-name="ro1">
          <table:table-cell office:value-type="string" calcext:value-type="string">
            <text:p><text:a xlink:href="https://ru.wikipedia.org/wiki/Республика_Крым" xlink:type="simple">Республика Крым</text:a></text:p>
          </table:table-cell>
          <table:table-cell office:value-type="float" office:value="26081" calcext:value-type="float">
            <text:p>26081</text:p>
          </table:table-cell>
        </table:table-row>
        <table:table-row table:style-name="ro1">
          <table:table-cell office:value-type="string" calcext:value-type="string">
            <text:p><text:a xlink:href="https://ru.wikipedia.org/wiki/Тульская_область" xlink:type="simple">Тульская область</text:a></text:p>
          </table:table-cell>
          <table:table-cell office:value-type="float" office:value="25679" calcext:value-type="float">
            <text:p>25679</text:p>
          </table:table-cell>
        </table:table-row>
        <table:table-row table:style-name="ro1">
          <table:table-cell office:value-type="string" calcext:value-type="string">
            <text:p><text:a xlink:href="https://ru.wikipedia.org/wiki/Орловская_область" xlink:type="simple">Орловская область</text:a></text:p>
          </table:table-cell>
          <table:table-cell office:value-type="float" office:value="24652" calcext:value-type="float">
            <text:p>24652</text:p>
          </table:table-cell>
        </table:table-row>
        <table:table-row table:style-name="ro1">
          <table:table-cell office:value-type="string" calcext:value-type="string">
            <text:p><text:a xlink:href="https://ru.wikipedia.org/wiki/Липецкая_область" xlink:type="simple">Липецкая область</text:a></text:p>
          </table:table-cell>
          <table:table-cell office:value-type="float" office:value="24047" calcext:value-type="float">
            <text:p>24047</text:p>
          </table:table-cell>
        </table:table-row>
        <table:table-row table:style-name="ro1">
          <table:table-cell office:value-type="string" calcext:value-type="string">
            <text:p><text:a xlink:href="https://ru.wikipedia.org/wiki/Марий_Эл" xlink:type="simple">Республика Марий Эл</text:a></text:p>
          </table:table-cell>
          <table:table-cell office:value-type="float" office:value="23375" calcext:value-type="float">
            <text:p>23375</text:p>
          </table:table-cell>
        </table:table-row>
        <table:table-row table:style-name="ro1">
          <table:table-cell office:value-type="string" calcext:value-type="string">
            <text:p><text:a xlink:href="https://ru.wikipedia.org/wiki/Ивановская_область" xlink:type="simple">Ивановская область</text:a></text:p>
          </table:table-cell>
          <table:table-cell office:value-type="float" office:value="21437" calcext:value-type="float">
            <text:p>21437</text:p>
          </table:table-cell>
        </table:table-row>
        <table:table-row table:style-name="ro1">
          <table:table-cell office:value-type="string" calcext:value-type="string">
            <text:p><text:a xlink:href="https://ru.wikipedia.org/wiki/Чувашия" xlink:type="simple">Чувашская Республика</text:a></text:p>
          </table:table-cell>
          <table:table-cell office:value-type="float" office:value="18343" calcext:value-type="float">
            <text:p>18343</text:p>
          </table:table-cell>
        </table:table-row>
        <table:table-row table:style-name="ro1">
          <table:table-cell office:value-type="string" calcext:value-type="string">
            <text:p><text:a xlink:href="https://ru.wikipedia.org/wiki/Чечня" xlink:type="simple">Чеченская Республика</text:a></text:p>
          </table:table-cell>
          <table:table-cell office:value-type="float" office:value="16171" calcext:value-type="float">
            <text:p>16171</text:p>
          </table:table-cell>
        </table:table-row>
        <table:table-row table:style-name="ro1">
          <table:table-cell office:value-type="string" calcext:value-type="string">
            <text:p><text:a xlink:href="https://ru.wikipedia.org/wiki/Калининградская_область" xlink:type="simple">Калининградская область</text:a></text:p>
          </table:table-cell>
          <table:table-cell office:value-type="float" office:value="15125" calcext:value-type="float">
            <text:p>15125</text:p>
          </table:table-cell>
        </table:table-row>
        <table:table-row table:style-name="ro1">
          <table:table-cell office:value-type="string" calcext:value-type="string">
            <text:p><text:a xlink:href="https://ru.wikipedia.org/wiki/Карачаево-Черкесия" xlink:type="simple">Карачаево-Черкесия</text:a></text:p>
          </table:table-cell>
          <table:table-cell office:value-type="float" office:value="14277" calcext:value-type="float">
            <text:p>14277</text:p>
          </table:table-cell>
        </table:table-row>
        <table:table-row table:style-name="ro1">
          <table:table-cell office:value-type="string" calcext:value-type="string">
            <text:p><text:a xlink:href="https://ru.wikipedia.org/wiki/Кабардино-Балкария" xlink:type="simple">Кабардино-Балкария</text:a></text:p>
          </table:table-cell>
          <table:table-cell office:value-type="float" office:value="12470" calcext:value-type="float">
            <text:p>12470</text:p>
          </table:table-cell>
        </table:table-row>
        <table:table-row table:style-name="ro1">
          <table:table-cell office:value-type="string" calcext:value-type="string">
            <text:p><text:a xlink:href="https://ru.wikipedia.org/wiki/Северная_Осетия" xlink:type="simple">Республика Северная Осетия — Алания</text:a></text:p>
          </table:table-cell>
          <table:table-cell office:value-type="float" office:value="7987" calcext:value-type="float">
            <text:p>7987</text:p>
          </table:table-cell>
        </table:table-row>
        <table:table-row table:style-name="ro1">
          <table:table-cell office:value-type="string" calcext:value-type="string">
            <text:p><text:a xlink:href="https://ru.wikipedia.org/wiki/Адыгея" xlink:type="simple">Республика Адыгея</text:a></text:p>
          </table:table-cell>
          <table:table-cell office:value-type="float" office:value="7792" calcext:value-type="float">
            <text:p>7792</text:p>
          </table:table-cell>
        </table:table-row>
        <table:table-row table:style-name="ro1">
          <table:table-cell office:value-type="string" calcext:value-type="string">
            <text:p><text:a xlink:href="https://ru.wikipedia.org/wiki/Ингушетия" xlink:type="simple">Республика Ингушетия</text:a>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string" calcext:value-type="string">
            <text:p><text:a xlink:href="https://ru.wikipedia.org/wiki/Москва" xlink:type="simple">Москва</text:a>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string" calcext:value-type="string">
            <text:p><text:a xlink:href="https://ru.wikipedia.org/wiki/Санкт-Петербург" xlink:type="simple">Санкт-Петербург</text:a>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<text:a xlink:href="https://ru.wikipedia.org/wiki/Севастополь" xlink:type="simple">Севастополь</text:a>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всего, <text:a xlink:href="https://ru.wikipedia.org/wiki/Россия" xlink:type="simple">РФ</text:a><text:a xlink:href="https://ru.wikipedia.org/wiki/Площадь_субъектов_Российской_Федерации#cite_note-2" xlink:type="simple">[2]</text:a></text:p>
          </table:table-cell>
          <table:table-cell office:value-type="float" office:value="17125191" calcext:value-type="float">
            <text:p>171251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16:45:50.129800516</meta:creation-date>
    <dc:date>2023-01-27T16:52:51.495842082</dc:date>
    <meta:editing-duration>PT7M1S</meta:editing-duration>
    <meta:editing-cycles>2</meta:editing-cycles>
    <meta:generator>LibreOffice/7.4.4.2$Linux_X86_64 LibreOffice_project/85569322deea74ec9134968a29af2df5663baa21</meta:generator>
    <meta:document-statistic meta:table-count="1" meta:cell-count="178" meta:object-count="0"/>
  </office:meta>
</office:document-meta>
</file>